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0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 style:data-style-name="N2" text:time-value="18:21:50.16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4-04T18:26:40.367000000</dc:date>
    <meta:editing-cycles>14</meta:editing-cycles>
    <meta:editing-duration>P11DT13H57M32S</meta:editing-duration>
    <meta:generator>LibreOffice/5.4.1.2$Windows_x86 LibreOffice_project/ea7cb86e6eeb2bf3a5af73a8f7777ac570321527</meta:generator>
    <meta:document-statistic meta:table-count="4" meta:cell-count="195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